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list-style-name="L1">
      <style:paragraph-properties fo:text-align="justify" style:justify-single-word="false"/>
      <style:text-properties fo:font-size="11pt" officeooo:rsid="00138e4a" officeooo:paragraph-rsid="001a7aae" style:font-size-asian="9.60000038146973pt" style:font-size-complex="11pt"/>
    </style:style>
    <style:style style:name="P2" style:family="paragraph" style:parent-style-name="Standard">
      <style:paragraph-properties fo:text-align="justify" style:justify-single-word="false"/>
      <style:text-properties fo:font-size="11pt" officeooo:rsid="00138e4a" officeooo:paragraph-rsid="001a7aae" style:font-size-asian="9.60000038146973pt" style:font-size-complex="11pt"/>
    </style:style>
    <style:style style:name="P3" style:family="paragraph" style:parent-style-name="Standard">
      <style:paragraph-properties fo:text-align="justify" style:justify-single-word="false"/>
      <style:text-properties fo:font-size="11pt" officeooo:rsid="001a7aae" officeooo:paragraph-rsid="001a7aae" style:font-size-asian="9.60000038146973pt" style:font-size-complex="11pt"/>
    </style:style>
    <style:style style:name="P4" style:family="paragraph" style:parent-style-name="Standard" style:list-style-name="L1">
      <style:paragraph-properties fo:text-align="justify" style:justify-single-word="false"/>
      <style:text-properties fo:font-size="11pt" officeooo:rsid="001a7aae" officeooo:paragraph-rsid="001a7aae" style:font-size-asian="9.60000038146973pt" style:font-size-complex="11pt"/>
    </style:style>
    <style:style style:name="P5" style:family="paragraph" style:parent-style-name="Standard">
      <style:paragraph-properties fo:text-align="justify" style:justify-single-word="false"/>
      <style:text-properties style:text-underline-style="solid" style:text-underline-width="auto" style:text-underline-color="font-color" fo:font-weight="bold" officeooo:rsid="000472ea" officeooo:paragraph-rsid="001a7aae" style:font-weight-asian="bold" style:font-weight-complex="bold"/>
    </style:style>
    <style:style style:name="P6" style:family="paragraph" style:parent-style-name="Standard">
      <style:paragraph-properties fo:text-align="justify" style:justify-single-word="false"/>
      <style:text-properties officeooo:rsid="000472ea" officeooo:paragraph-rsid="001a7aae"/>
    </style:style>
    <style:style style:name="P7" style:family="paragraph" style:parent-style-name="Standard">
      <style:paragraph-properties fo:text-align="justify" style:justify-single-word="false"/>
      <style:text-properties fo:font-weight="normal" officeooo:rsid="00122ed1" officeooo:paragraph-rsid="001a7aae" style:font-weight-asian="normal" style:font-weight-complex="normal"/>
    </style:style>
    <style:style style:name="T1" style:family="text">
      <style:text-properties officeooo:rsid="00122ed1"/>
    </style:style>
    <style:style style:name="T2" style:family="text">
      <style:text-properties officeooo:rsid="0006d8ad"/>
    </style:style>
    <style:style style:name="T3" style:family="text">
      <style:text-properties fo:font-weight="bold" style:font-weight-asian="bold" style:font-weight-complex="bold"/>
    </style:style>
    <style:style style:name="T4" style:family="text">
      <style:text-properties fo:font-weight="bold" officeooo:rsid="000496bd" style:font-weight-asian="bold" style:font-weight-complex="bold"/>
    </style:style>
    <style:style style:name="T5" style:family="text">
      <style:text-properties fo:font-size="11pt" fo:font-weight="normal" officeooo:rsid="00122ed1" style:font-size-asian="9.60000038146973pt" style:font-weight-asian="normal" style:font-size-complex="11pt" style:font-weight-complex="normal"/>
    </style:style>
    <style:style style:name="T6" style:family="text">
      <style:text-properties fo:font-size="11pt" fo:font-weight="normal" officeooo:rsid="00138e4a" style:font-size-asian="9.60000038146973pt" style:font-weight-asian="normal" style:font-size-complex="11pt" style:font-weight-complex="normal"/>
    </style:style>
    <style:style style:name="T7" style:family="text">
      <style:text-properties fo:font-size="11pt" fo:font-weight="normal" officeooo:rsid="001a7aae" style:font-size-asian="9.60000038146973pt" style:font-weight-asian="normal" style:font-size-complex="11pt" style:font-weight-complex="normal"/>
    </style:style>
    <style:style style:name="T8" style:family="text">
      <style:text-properties fo:font-size="11pt" style:font-size-asian="9.60000038146973pt" style:font-size-complex="11pt"/>
    </style:style>
    <style:style style:name="T9" style:family="text">
      <style:text-properties fo:font-size="11pt" officeooo:rsid="00008a70" style:font-size-asian="9.60000038146973pt" style:font-size-complex="11pt"/>
    </style:style>
    <style:style style:name="T10" style:family="text">
      <style:text-properties fo:font-size="11pt" officeooo:rsid="00152c2c" style:font-size-asian="9.60000038146973pt" style:font-size-complex="11pt"/>
    </style:style>
    <style:style style:name="T11" style:family="text">
      <style:text-properties fo:font-size="11pt" officeooo:rsid="00138e4a" style:font-size-asian="9.60000038146973pt" style:font-size-complex="11pt"/>
    </style:style>
    <style:style style:name="T12" style:family="text">
      <style:text-properties fo:font-size="11pt" officeooo:rsid="001a7aae" style:font-size-asian="9.60000038146973pt" style:font-size-complex="11pt"/>
    </style:style>
    <style:style style:name="T13" style:family="text">
      <style:text-properties officeooo:rsid="000496bd"/>
    </style:style>
    <style:style style:name="T14" style:family="text">
      <style:text-properties officeooo:rsid="001a7aa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escripción del Juego de Prueba<text:span text:style-name="T1">s</text:span> <text:span text:style-name="T2">de la clase 'estadisticas.java'</text:span></text:p>
      <text:p text:style-name="P6"/>
      <text:p text:style-name="P6"/>
      <text:p text:style-name="P6">• <text:span text:style-name="T3">Obj</text:span><text:span text:style-name="T4">eto de la prueba: </text:span><text:span text:style-name="T5">Este juego de pruebas engloba la clase </text:span><text:span text:style-name="T7">estadisticas.</text:span><text:span text:style-name="T5">.</text:span></text:p>
      <text:p text:style-name="P7"><text:span text:style-name="T8">Dicha clase representa </text:span><text:span text:style-name="T12">una matriz con todas las apariciones de los simbolos del alfabeto en el conjunto de textos dado.</text:span><text:span text:style-name="T8"> Su uso se basa en tener acceso a tod</text:span><text:span text:style-name="T12">a esta matriz</text:span><text:span text:style-name="T8">, ya sea para consultarl</text:span><text:span text:style-name="T12">a</text:span><text:span text:style-name="T8"> o para su modificación.</text:span></text:p>
      <text:p text:style-name="P6"/>
      <text:p text:style-name="P6">• <text:span text:style-name="T3">Otros elementos integrados en la prueba:</text:span><text:span text:style-name="T13"> </text:span><text:span text:style-name="T9">Se ha crado el archivo de compilación y ejecución 'Makefile'. Con sólo teclear 'make' se compilará y ejecutará la clase </text:span><text:span text:style-name="T10">con</text:span><text:span text:style-name="T9"> el juego de pruebas.</text:span></text:p>
      <text:p text:style-name="P6"/>
      <text:p text:style-name="P6">• <text:span text:style-name="T3">Drivers: </text:span><text:span text:style-name="T7">Se </text:span><text:span text:style-name="T6">ha creado el “driverControladorAlfabeto.java”, que es el que tiene la función 'main', la que finalmente permite probar el correcto funcionamiento de dicha clase.</text:span></text:p>
      <text:p text:style-name="P6"/>
      <text:p text:style-name="P6">• <text:span text:style-name="T3">Stubs:</text:span> <text:span text:style-name="T11">No se han usado stubs para esta clase.</text:span></text:p>
      <text:p text:style-name="P6"/>
      <text:p text:style-name="P6">• <text:span text:style-name="T3">Fichero de datos necesario:</text:span><text:span text:style-name="T13"> <text:s/></text:span><text:span text:style-name="T11">En el archivo “driver</text:span><text:span text:style-name="T12">Estadisticas</text:span><text:span text:style-name="T11">.in” están los datos necesarios para probar la clase desde un archivo. En éste se prueban que todas las funcionalidades de la clase funcionen corretamente. En el código se han puesto excepciones de posibles errores, que informaran de ellos si es debido el caso.</text:span></text:p>
      <text:p text:style-name="P6"/>
      <text:p text:style-name="P6">•<text:span text:style-name="T3"> Valores estudiados:</text:span><text:span text:style-name="T13"> </text:span><text:span text:style-name="T11">Básicamente se han puesto valores aleatorios para hacer la prueba de esta clase.</text:span></text:p>
      <text:list xml:id="list1026287555274228008" text:style-name="L1">
        <text:list-item>
          <text:p text:style-name="P1">La primera funcionalidad es la de crar un<text:span text:style-name="T14">a matriz de estadísticas por defecto, por lo que sólo se ejecuta el método sin ningun otro parámetro de entrada.</text:span></text:p>
        </text:list-item>
        <text:list-item>
          <text:p text:style-name="P4">La segunda funcionalidad es la de crear una matriz de estadísticas de un tamaño determinado por parámetro.</text:p>
        </text:list-item>
        <text:list-item>
          <text:p text:style-name="P4">La tercera funcionalidad es la de insertar similitudes en la matriz, pasándole por parámetro la posición (i, j) y la similitud (Integer).</text:p>
        </text:list-item>
        <text:list-item>
          <text:p text:style-name="P4">La última funcionalidad es la de consultar la matriz, por lo que se le pasa la posición (i, j) por parámetro, y devuelve la similitud (Integer).</text:p>
        </text:list-item>
      </text:list>
      <text:p text:style-name="P6"/>
      <text:p text:style-name="P6">•<text:span text:style-name="T3"> Operativa:</text:span> <text:span text:style-name="T11">El funcionamiento del ejecutable se basa en la repetida introduccón de números y seguidamente, de los datos con los que se quieran operar. Cuando se ejecuta, aparecen por pantalla todos los métodos de la clase: </text:span></text:p>
      <text:p text:style-name="P2"/>
      <text:p text:style-name="P3">Elige una opicion:</text:p>
      <text:p text:style-name="P3"><text:tab/> 1) estadisticas()</text:p>
      <text:p text:style-name="P3"><text:tab/> 2) estadisticas(int mida)()</text:p>
      <text:p text:style-name="P3"><text:tab/> 3) insertarEstadistica (int i, int j, double similitud)</text:p>
      <text:p text:style-name="P3"><text:tab/> 4) consultarEstadistica (int i, int j)</text:p>
      <text:p text:style-name="P3"><text:tab/> 0) Sali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08T10:54:22.149604573</meta:creation-date>
    <dc:date>2014-05-08T11:10:25.464668054</dc:date>
    <meta:editing-duration>PT56S</meta:editing-duration>
    <meta:editing-cycles>2</meta:editing-cycles>
    <meta:generator>LibreOffice/4.1.5.3$Linux_X86_64 LibreOffice_project/410m0$Build-3</meta:generator>
    <meta:document-statistic meta:table-count="0" meta:image-count="0" meta:object-count="0" meta:page-count="1" meta:paragraph-count="19" meta:word-count="354" meta:character-count="2135" meta:non-whitespace-character-count="1792"/>
  </office:meta>
</office:document-meta>
</file>